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4a7" officeooo:paragraph-rsid="001464a7"/>
    </style:style>
    <style:style style:name="P2" style:family="paragraph" style:parent-style-name="Text_20_body">
      <style:text-properties officeooo:rsid="001464a7" officeooo:paragraph-rsid="001464a7"/>
    </style:style>
    <style:style style:name="P3" style:family="paragraph" style:parent-style-name="Text_20_body">
      <style:text-properties officeooo:rsid="0014ddb7" officeooo:paragraph-rsid="0014ddb7"/>
    </style:style>
    <style:style style:name="P4" style:family="paragraph" style:parent-style-name="Text_20_body">
      <style:text-properties officeooo:rsid="0015d2f0" officeooo:paragraph-rsid="0015d2f0"/>
    </style:style>
    <style:style style:name="P5" style:family="paragraph" style:parent-style-name="Text_20_body">
      <style:text-properties officeooo:rsid="0017d1fb" officeooo:paragraph-rsid="0017d1fb"/>
    </style:style>
    <style:style style:name="P6" style:family="paragraph" style:parent-style-name="Text_20_body">
      <style:text-properties officeooo:paragraph-rsid="0017d1fb"/>
    </style:style>
    <style:style style:name="P7" style:family="paragraph" style:parent-style-name="Text_20_body" style:list-style-name="L3">
      <style:text-properties officeooo:paragraph-rsid="00193c84"/>
    </style:style>
    <style:style style:name="P8" style:family="paragraph" style:parent-style-name="Text_20_body">
      <style:text-properties officeooo:rsid="001a3186" officeooo:paragraph-rsid="001a3186"/>
    </style:style>
    <style:style style:name="P9" style:family="paragraph" style:parent-style-name="Text_20_body" style:list-style-name="L3">
      <style:paragraph-properties fo:padding="0in" fo:border="none"/>
    </style:style>
    <style:style style:name="P10" style:family="paragraph" style:parent-style-name="Heading_20_2">
      <style:text-properties officeooo:rsid="0017d1fb" officeooo:paragraph-rsid="0017d1fb"/>
    </style:style>
    <style:style style:name="T1" style:family="text">
      <style:text-properties officeooo:rsid="0017d1fb"/>
    </style:style>
    <style:style style:name="T2" style:family="text">
      <style:text-properties fo:color="#a52a2a"/>
    </style:style>
    <style:style style:name="T3" style:family="text">
      <style:text-properties fo:color="#0000cd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color="#ff3333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CSS stands for Cascading Style Sheets</text:span> </text:p>
      <text:p text:style-name="P1">It is a language that describes the style of an HTML document and describes how HTML elements should be displayed </text:p>
      <text:p text:style-name="P1"/>
      <text:p text:style-name="P1">background-color: lightblue;</text:p>
      <text:p text:style-name="P1">color: white;</text:p>
      <text:p text:style-name="P1">text-align: center;</text:p>
      <text:p text:style-name="P1">font-family: verdana;</text:p>
      <text:p text:style-name="P1">font-size: 20px;</text:p>
      <text:p text:style-name="P1"/>
      <text:p text:style-name="P2">A CSS rule-set consists of a selector and a declaration block:</text:p>
      <text:p text:style-name="Text_20_body"><draw:frame draw:style-name="fr1" draw:name="Image1" text:anchor-type="as-char" svg:width="5.9272in" svg:height="1.2398in" draw:z-index="0"><draw:image xlink:href="https://www.w3schools.com/css/selector.gif" xlink:type="simple" xlink:show="embed" xlink:actuate="onLoad"/><svg:title>CSS selector</svg:title></draw:frame></text:p>
      <text:p text:style-name="P2">The selector points to the HTML element you want to style.</text:p>
      <text:p text:style-name="Text_20_body">The declaration block contains one or more declarations separated by semicolons.</text:p>
      <text:p text:style-name="Text_20_body">Each declaration includes a CSS property name and a value, separated by a colon.</text:p>
      <text:p text:style-name="Text_20_body">A CSS declaration always ends with a semicolon, and declaration blocks are surrounded by curly braces.</text:p>
      <text:p text:style-name="Text_20_body">CSS selectors are used to "find" (or select) HTML elements based on their element name, id, class, attribute, and more.</text:p>
      <text:p text:style-name="P3">The id selector:</text:p>
      <text:p text:style-name="P4">It uses the id attribute of an HTML element to select a specific element, the id should be unique within a page</text:p>
      <text:p text:style-name="P4">To select an element with a specific id, write a hash (#) character, followed by the id of the elements</text:p>
      <text:p text:style-name="P5">The class selector:</text:p>
      <text:p text:style-name="P5">To select elements with a specific class, write a period (.), followed by the name of the class. The class name cannot start with a number</text:p>
      <text:p text:style-name="P5">ex: p.center { text-align:center; } </text:p>
      <text:p text:style-name="P5"><text:tab/>only &lt;p&gt; elements with class=”center” will be center-aligned</text:p>
      <text:p text:style-name="P6"><text:span text:style-name="T1">ex: </text:span><text:span text:style-name="T3">&lt;</text:span><text:span text:style-name="T2">p</text:span><text:span text:style-name="T4"> class</text:span><text:span text:style-name="T3">="center large"&gt;</text:span>This paragraph refers to two classes.<text:span text:style-name="T3">&lt;</text:span><text:span text:style-name="T2">/p</text:span><text:span text:style-name="T3">&gt;</text:span> </text:p>
      <text:p text:style-name="P6"><text:tab/><text:span text:style-name="T1">The </text:span>&lt;p&gt; element will be styled according to class="center" and to class="large"</text:p>
      <text:p text:style-name="P6"><text:span text:style-name="T1">ex: </text:span><text:span text:style-name="T2">h1, h2, p </text:span><text:span text:style-name="T5">{</text:span><text:span text:style-name="T4"><text:line-break/>    text-align</text:span><text:span text:style-name="T5">:</text:span><text:span text:style-name="T3"> center</text:span><text:span text:style-name="T5">;</text:span><text:span text:style-name="T4"><text:line-break/>    color</text:span><text:span text:style-name="T5">:</text:span><text:span text:style-name="T3"> red</text:span><text:span text:style-name="T5">;</text:span><text:span text:style-name="T4"><text:line-break/></text:span><text:span text:style-name="T5">}</text:span></text:p>
      <text:h text:style-name="P10" text:outline-level="2"><text:soft-page-break/>Three Ways to Insert CSS</text:h>
      <text:list xml:id="list1610790951203109419" text:style-name="L3">
        <text:list-item>
          <text:p text:style-name="P7"><text:span text:style-name="T1">External style sheet </text:span></text:p>
        </text:list-item>
        <text:list-item>
          <text:p text:style-name="P7">Internal style sheet </text:p>
        </text:list-item>
        <text:list-item>
          <text:p text:style-name="P9">Inline style </text:p>
        </text:list-item>
      </text:list>
      <text:p text:style-name="P5"/>
      <text:p text:style-name="P4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5:47:11.490164708</meta:creation-date>
    <dc:date>2017-09-14T03:33:14.362421040</dc:date>
    <meta:editing-duration>PT23M1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253" meta:character-count="1523" meta:non-whitespace-character-count="1283"/>
  </office:meta>
</office:document-meta>
</file>